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inherit" svg:font-family="inherit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2" fo:widows="2"/>
      <style:text-properties officeooo:paragraph-rsid="000dab9c"/>
    </style:style>
    <style:style style:name="P2" style:family="paragraph" style:parent-style-name="List_20_Paragraph">
      <loext:graphic-properties draw:fill="solid" draw:fill-color="#f8f9fa"/>
      <style:paragraph-properties fo:margin-top="0in" fo:margin-bottom="0in" style:contextual-spacing="true" style:line-height-at-least="0.3752in" fo:background-color="#f8f9f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202124" loext:opacity="100%" style:font-name="inherit" fo:font-size="21pt" style:font-name-asian="Times New Roman" style:font-size-asian="21pt" style:language-asian="fr" style:country-asian="FR" style:font-name-complex="Courier New1" style:font-size-complex="21pt"/>
    </style:style>
    <style:style style:name="P3" style:family="paragraph" style:parent-style-name="Standard">
      <loext:graphic-properties draw:fill="solid" draw:fill-color="#f8f9fa"/>
      <style:paragraph-properties fo:margin-top="0in" fo:margin-bottom="0in" style:contextual-spacing="false" style:line-height-at-least="0.3752in" fo:background-color="#f8f9f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202124" loext:opacity="100%" style:font-name="inherit" fo:font-size="12pt" style:font-name-asian="Times New Roman" style:font-size-asian="12pt" style:language-asian="fr" style:country-asian="FR" style:font-name-complex="Courier New1" style:font-size-complex="12pt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List_20_Paragraph" style:list-style-name="WWNum3">
      <loext:graphic-properties draw:fill="solid" draw:fill-color="#f8f9fa"/>
      <style:paragraph-properties fo:margin-top="0in" fo:margin-bottom="0in" style:contextual-spacing="true" style:line-height-at-least="0.3752in" fo:background-color="#f8f9f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6" style:family="paragraph" style:parent-style-name="List_20_Paragraph" style:list-style-name="WWNum3">
      <loext:graphic-properties draw:fill="solid" draw:fill-color="#f8f9fa"/>
      <style:paragraph-properties fo:margin-left="0.4917in" fo:margin-right="0in" fo:margin-top="0in" fo:margin-bottom="0in" style:contextual-spacing="true" style:line-height-at-least="0.3752in" fo:text-indent="-0.25in" style:auto-text-indent="false" fo:background-color="#f8f9f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7" style:family="paragraph" style:parent-style-name="List_20_Paragraph" style:list-style-name="WWNum1">
      <loext:graphic-properties draw:fill="solid" draw:fill-color="#f8f9fa"/>
      <style:paragraph-properties fo:margin-top="0in" fo:margin-bottom="0in" style:contextual-spacing="true" style:line-height-at-least="0.3752in" fo:background-color="#f8f9f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8" style:family="paragraph" style:parent-style-name="List_20_Paragraph" style:list-style-name="WWNum2">
      <loext:graphic-properties draw:fill="solid" draw:fill-color="#f8f9fa"/>
      <style:paragraph-properties fo:margin-top="0in" fo:margin-bottom="0in" style:contextual-spacing="true" style:line-height-at-least="0.3752in" fo:background-color="#f8f9f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9" style:family="paragraph" style:parent-style-name="List_20_Paragraph" style:list-style-name="WWNum2">
      <loext:graphic-properties draw:fill="solid" draw:fill-color="#f8f9fa"/>
      <style:paragraph-properties fo:margin-top="0in" fo:margin-bottom="0in" style:contextual-spacing="true" style:line-height-at-least="0.3752in" fo:background-color="#f8f9f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1173f4"/>
    </style:style>
    <style:style style:name="P10" style:family="paragraph" style:parent-style-name="List_20_Paragraph" style:list-style-name="WWNum3">
      <loext:graphic-properties draw:fill="solid" draw:fill-color="#f8f9fa"/>
      <style:paragraph-properties fo:margin-top="0in" fo:margin-bottom="0in" style:contextual-spacing="true" style:line-height-at-least="0.3752in" fo:background-color="#f8f9f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202124" loext:opacity="100%" style:font-name="inherit" fo:font-size="12pt" fo:background-color="#ffff00" style:font-name-asian="Times New Roman" style:font-size-asian="12pt" style:language-asian="fr" style:country-asian="FR" style:font-name-complex="Courier New1" style:font-size-complex="12pt"/>
    </style:style>
    <style:style style:name="P11" style:family="paragraph" style:parent-style-name="List_20_Paragraph">
      <loext:graphic-properties draw:fill="solid" draw:fill-color="#f8f9fa"/>
      <style:paragraph-properties fo:margin-top="0in" fo:margin-bottom="0in" style:contextual-spacing="true" style:line-height-at-least="0.3752in" fo:background-color="#f8f9f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202124" loext:opacity="100%" style:font-name="inherit" fo:font-size="12pt" officeooo:rsid="001123fc" officeooo:paragraph-rsid="001123fc" fo:background-color="transparent" style:font-name-asian="Times New Roman" style:font-size-asian="12pt" style:language-asian="fr" style:country-asian="FR" style:font-name-complex="Courier New1" style:font-size-complex="12pt"/>
    </style:style>
    <style:style style:name="P12" style:family="paragraph" style:parent-style-name="List_20_Paragraph">
      <loext:graphic-properties draw:fill="solid" draw:fill-color="#f8f9fa"/>
      <style:paragraph-properties fo:margin-top="0in" fo:margin-bottom="0in" style:contextual-spacing="true" style:line-height-at-least="0.3752in" fo:background-color="#f8f9f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background-color="transparent"/>
    </style:style>
    <style:style style:name="P13" style:family="paragraph" style:parent-style-name="List_20_Paragraph" style:list-style-name="WWNum3">
      <loext:graphic-properties draw:fill="solid" draw:fill-color="#f8f9fa"/>
      <style:paragraph-properties fo:margin-top="0in" fo:margin-bottom="0in" style:contextual-spacing="true" style:line-height-at-least="0.3752in" fo:background-color="#f8f9f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rsid="0014f532" officeooo:paragraph-rsid="0014f532"/>
    </style:style>
    <style:style style:name="T1" style:family="text">
      <style:text-properties fo:color="#000000" loext:opacity="100%" style:font-name="Libre Baskerville" fo:font-size="12pt" fo:font-style="italic" style:font-name-asian="Libre Baskerville" style:font-size-asian="12pt" style:language-asian="fr" style:country-asian="FR" style:font-style-asian="italic" style:font-name-complex="Libre Baskerville" style:font-size-complex="12pt"/>
    </style:style>
    <style:style style:name="T2" style:family="text">
      <style:text-properties fo:color="#202124" loext:opacity="100%" style:font-name="inherit" fo:font-size="12pt" style:font-name-asian="Times New Roman" style:font-size-asian="12pt" style:language-asian="fr" style:country-asian="FR" style:font-name-complex="Courier New1" style:font-size-complex="12pt"/>
    </style:style>
    <style:style style:name="T3" style:family="text">
      <style:text-properties fo:color="#202124" loext:opacity="100%" style:font-name="inherit" fo:font-size="12pt" officeooo:rsid="001123fc" style:font-name-asian="Times New Roman" style:font-size-asian="12pt" style:language-asian="fr" style:country-asian="FR" style:font-name-complex="Courier New1" style:font-size-complex="12pt"/>
    </style:style>
    <style:style style:name="T4" style:family="text">
      <style:text-properties fo:color="#202124" loext:opacity="100%" style:font-name="inherit" fo:font-size="12pt" officeooo:rsid="001173f4" style:font-name-asian="Times New Roman" style:font-size-asian="12pt" style:language-asian="fr" style:country-asian="FR" style:font-name-complex="Courier New1" style:font-size-complex="12pt"/>
    </style:style>
    <style:style style:name="T5" style:family="text">
      <style:text-properties fo:color="#202124" loext:opacity="100%" style:font-name="inherit" fo:font-size="12pt" fo:background-color="#ffff00" loext:char-shading-value="0" style:font-name-asian="Times New Roman" style:font-size-asian="12pt" style:language-asian="fr" style:country-asian="FR" style:font-name-complex="Courier New1" style:font-size-complex="12pt"/>
    </style:style>
    <style:style style:name="T6" style:family="text">
      <style:text-properties fo:color="#202124" loext:opacity="100%" style:font-name="Arial" fo:font-size="12pt" fo:background-color="#f8f9fa" loext:char-shading-value="0" style:font-size-asian="12pt" style:font-name-complex="Arial1" style:font-size-complex="12pt"/>
    </style:style>
    <style:style style:name="T7" style:family="text">
      <style:text-properties style:font-name-asian="Times New Roman" style:language-asian="fr" style:country-asian="FR"/>
    </style:style>
    <style:style style:name="T8" style:family="text">
      <style:text-properties officeooo:rsid="0014f532" style:font-name-asian="Times New Roman" style:language-asian="fr" style:country-asian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7">Variante «</text:span><text:span text:style-name="T8">Moderne</text:span><text:span text:style-name="T7">»</text:span><text:span text:style-name="T7"/></text:h>
      <text:p text:style-name="P1"><text:span text:style-name="Police_20_par_20_défaut"><text:span text:style-name="T1">Un résumé succinct</text:span></text:span></text:p>
      <text:p text:style-name="P2"/>
      <text:list text:style-name="WWNum3">
        <text:list-header>
          <text:p text:style-name="P13"><text:span text:style-name="T2">A REALISER !</text:span><text:span text:style-name="T2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inherit" svg:font-family="inheri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TML_20_Preformatted" style:display-name="HTML Preformatted" style:family="paragraph" style:parent-style-name="Standard" loext:linked-style-name="Préformaté_20_HTML_20_C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réformaté_20_HTML_20_Car" style:display-name="Préformaté HTML C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y2iqfc" style:family="text" style:parent-style-name="Default_20_Paragraph_20_Font"/>
    <style:style style:name="En-tête_20_Car" style:display-name="En-tête Car" style:family="text" style:parent-style-name="Default_20_Paragraph_20_Font" loext:linked-style-name="Header"/>
    <style:style style:name="Pied_20_de_20_page_20_Car" style:display-name="Pied de page Car" style:family="text" style:parent-style-name="Default_20_Paragraph_20_Font" loext:linked-style-name="Footer"/>
    <style:style style:name="Titre_20_1_20_Car" style:display-name="Titre 1 Car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Police_20_par_20_défaut" style:display-name="Police par défau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remie LEFRANCOIS - Contractor</meta:initial-creator>
    <meta:editing-cycles>20</meta:editing-cycles>
    <meta:creation-date>2023-08-21T13:19:00</meta:creation-date>
    <dc:date>2023-08-26T10:07:26.068858297</dc:date>
    <meta:editing-duration>PT23M42S</meta:editing-duration>
    <meta:generator>LibreOffice/7.4.7.2$Linux_X86_64 LibreOffice_project/40$Build-2</meta:generator>
    <meta:document-statistic meta:table-count="0" meta:image-count="0" meta:object-count="0" meta:page-count="1" meta:paragraph-count="3" meta:word-count="8" meta:character-count="48" meta:non-whitespace-character-count="43"/>
    <meta:user-defined meta:name="AppVersion">16.0000</meta:user-defined>
    <meta:user-defined meta:name="Company">Thales</meta:user-defined>
    <meta:user-defined meta:name="MSIP_Label_4265dfd4-2f28-40ac-a130-d2bbe8ae537d_ActionId">ae482efe-8a89-4f47-ba2c-035af5143e90</meta:user-defined>
    <meta:user-defined meta:name="MSIP_Label_4265dfd4-2f28-40ac-a130-d2bbe8ae537d_ContentBits">3</meta:user-defined>
    <meta:user-defined meta:name="MSIP_Label_4265dfd4-2f28-40ac-a130-d2bbe8ae537d_Enabled" meta:value-type="string">true</meta:user-defined>
    <meta:user-defined meta:name="MSIP_Label_4265dfd4-2f28-40ac-a130-d2bbe8ae537d_Method" meta:value-type="string">Privileged</meta:user-defined>
    <meta:user-defined meta:name="MSIP_Label_4265dfd4-2f28-40ac-a130-d2bbe8ae537d_Name" meta:value-type="string">THALES-GDPR-02</meta:user-defined>
    <meta:user-defined meta:name="MSIP_Label_4265dfd4-2f28-40ac-a130-d2bbe8ae537d_SetDate" meta:value-type="string">2023-08-21T13:39:40Z</meta:user-defined>
    <meta:user-defined meta:name="MSIP_Label_4265dfd4-2f28-40ac-a130-d2bbe8ae537d_SiteId" meta:value-type="string">6e603289-5e46-4e26-ac7c-03a85420a9a5</meta:user-defined>
    <meta:user-defined meta:name="Thales-Sensitivity" meta:value-type="string">{T-PerData}</meta:user-defined>
    <meta:template xlink:type="simple" xlink:actuate="onRequest" xlink:title="Normal.dotm" xlink:href=""/>
  </office:meta>
</office:document-meta>
</file>